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text-properties style:font-name="times new roman" fo:font-size="14pt" fo:font-weight="bold" officeooo:rsid="0003a225" officeooo:paragraph-rsid="0003a225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times new roman" fo:font-size="14pt" fo:font-weight="bold" officeooo:rsid="00043129" officeooo:paragraph-rsid="00043129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times new roman" fo:font-size="14pt" fo:font-weight="bold" officeooo:rsid="00050a61" officeooo:paragraph-rsid="00050a61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times new roman" fo:font-size="14pt" fo:font-weight="bold" officeooo:rsid="000534ec" officeooo:paragraph-rsid="000534ec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times new roman" fo:font-size="14pt" fo:font-weight="bold" officeooo:rsid="000566fb" officeooo:paragraph-rsid="000566fb" style:font-size-asian="14pt" style:font-weight-asian="bold" style:font-size-complex="14pt" style:font-weight-complex="bold"/>
    </style:style>
    <style:style style:name="P7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text-properties style:font-name="times new roman" fo:font-size="12pt" fo:font-weight="normal" officeooo:rsid="0003a225" officeooo:paragraph-rsid="0003a225" style:font-size-asian="12pt" style:font-weight-asian="normal" style:font-size-complex="12pt" style:font-weight-complex="normal"/>
    </style:style>
    <style:style style:name="P9" style:family="paragraph" style:parent-style-name="Standard">
      <style:text-properties style:font-name="times new roman" fo:font-size="12pt" fo:font-weight="normal" officeooo:rsid="00043129" officeooo:paragraph-rsid="00043129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times new roman" fo:font-size="12pt" fo:font-weight="normal" officeooo:rsid="000534ec" officeooo:paragraph-rsid="000534ec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times new roman" fo:font-size="12pt" fo:font-weight="normal" officeooo:rsid="000566fb" officeooo:paragraph-rsid="000566fb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times new roman" fo:font-size="12pt" fo:font-weight="normal" officeooo:rsid="0005b67d" officeooo:paragraph-rsid="0005b67d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times new roman" fo:font-size="12pt" fo:font-weight="bold" officeooo:rsid="000566fb" officeooo:paragraph-rsid="000566fb" style:font-size-asian="12pt" style:font-weight-asian="bold" style:font-size-complex="12pt" style:font-weight-complex="bold"/>
    </style:style>
    <style:style style:name="T1" style:family="text">
      <style:text-properties officeooo:rsid="0003a22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position="super 58%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<text:s text:c="9"/>: <text:span text:style-name="T2">Kumar Devashish <text:s text:c="2"/></text:span><text:s text:c="22"/>UID <text:s text:c="14"/>: <text:span text:style-name="T2">22BCS10248</text:span></text:p>
      <text:p text:style-name="P1">section/grp.: <text:span text:style-name="T2">22BCS_FL_IOT-602-A <text:s text:c="3"/></text:span><text:s text:c="11"/>Subject <text:s text:c="10"/>: <text:span text:style-name="T2">AP Lab</text:span></text:p>
      <text:p text:style-name="P1">Branch <text:s text:c="7"/>: <text:span text:style-name="T2">CSE <text:s text:c="5"/></text:span><text:s text:c="38"/>Semester <text:s text:c="8"/>: <text:span text:style-name="T2">6</text:span><text:span text:style-name="T3">th</text:span><text:span text:style-name="T2"> </text:span></text:p>
      <text:p text:style-name="P1">Date <text:span text:style-name="T2"><text:s text:c="11"/></text:span><text:s/>: <text:span text:style-name="T2">14/02/2025 <text:s text:c="32"/></text:span><text:s/>Subject Code : <text:span text:style-name="T2">22CSP-351</text:span></text:p>
      <text:p text:style-name="P1"><text:span text:style-name="T2"/></text:p>
      <text:p text:style-name="P1"><text:span text:style-name="T2"/></text:p>
      <text:p text:style-name="P2"><text:span text:style-name="T1">Q.1 </text:span><text:s/>Binary Tree Inorder Traversal</text:p>
      <text:p text:style-name="P2"/>
      <text:p text:style-name="P2"/>
      <text:p text:style-name="P7">class Solution {</text:p>
      <text:p text:style-name="P7"><text:s text:c="4"/>public List&lt;Integer&gt; inorderTraversal(TreeNode root) {</text:p>
      <text:p text:style-name="P7"><text:s text:c="8"/>List&lt;Integer&gt; result = new ArrayList&lt;&gt;();</text:p>
      <text:p text:style-name="P7"><text:s text:c="8"/>TreeNode current = root;</text:p>
      <text:p text:style-name="P7"/>
      <text:p text:style-name="P7"><text:s text:c="8"/>while (current != null) {</text:p>
      <text:p text:style-name="P7"><text:s text:c="12"/>if (current.left == null) {</text:p>
      <text:p text:style-name="P7"><text:s text:c="16"/>result.add(current.val);</text:p>
      <text:p text:style-name="P7"><text:s text:c="16"/>current = current.right;</text:p>
      <text:p text:style-name="P7"><text:s text:c="12"/>} else {</text:p>
      <text:p text:style-name="P7"><text:s text:c="16"/>TreeNode predecessor = current.left;</text:p>
      <text:p text:style-name="P7"><text:s text:c="16"/>while (predecessor.right != null &amp;&amp; predecessor.right != current) {</text:p>
      <text:p text:style-name="P7"><text:s text:c="20"/>predecessor = predecessor.right;</text:p>
      <text:p text:style-name="P7"><text:s text:c="16"/>}</text:p>
      <text:p text:style-name="P7"><text:s text:c="16"/>if (predecessor.right == null) { </text:p>
      <text:p text:style-name="P7"><text:s text:c="20"/>predecessor.right = current;</text:p>
      <text:p text:style-name="P7"><text:s text:c="20"/>current = current.left;</text:p>
      <text:p text:style-name="P7"><text:s text:c="16"/>} else {</text:p>
      <text:p text:style-name="P7"><text:s text:c="20"/>predecessor.right = null;</text:p>
      <text:p text:style-name="P7"><text:s text:c="20"/>result.add(current.val);</text:p>
      <text:p text:style-name="P7"><text:s text:c="20"/>current = current.right;</text:p>
      <text:p text:style-name="P7"><text:s text:c="16"/>}</text:p>
      <text:p text:style-name="P7"><text:s text:c="12"/>}</text:p>
      <text:p text:style-name="P7"><text:s text:c="8"/>}</text:p>
      <text:p text:style-name="P7"/>
      <text:p text:style-name="P7"><text:s text:c="8"/>return result;</text:p>
      <text:p text:style-name="P7"><text:s text:c="4"/>}</text:p>
      <text:p text:style-name="P7">}</text:p>
      <text:p text:style-name="P7"/>
      <text:p text:style-name="P1">Q.2 Symmetric Tree</text:p>
      <text:p text:style-name="P1"/>
      <text:p text:style-name="P1"/>
      <text:p text:style-name="P8">class Solution {</text:p>
      <text:p text:style-name="P8"><text:s text:c="4"/>public boolean isSymmetric(TreeNode root) {</text:p>
      <text:p text:style-name="P8"><text:s text:c="8"/>if (root == null) {</text:p>
      <text:p text:style-name="P8"><text:s text:c="12"/>return true; </text:p>
      <text:p text:style-name="P8"><text:s text:c="8"/>}</text:p>
      <text:p text:style-name="P8"><text:s text:c="8"/>return sym(root.left, root.right);</text:p>
      <text:p text:style-name="P8"><text:s text:c="4"/>}</text:p>
      <text:p text:style-name="P8"/>
      <text:p text:style-name="P8"><text:s text:c="4"/>private boolean sym(TreeNode t1, TreeNode t2) {</text:p>
      <text:p text:style-name="P8"><text:soft-page-break/><text:s text:c="2"/></text:p>
      <text:p text:style-name="P8"><text:s text:c="8"/>if (t1 == null &amp;&amp; t2 == null) {</text:p>
      <text:p text:style-name="P8"><text:s text:c="12"/>return true;</text:p>
      <text:p text:style-name="P8"><text:s text:c="8"/>}</text:p>
      <text:p text:style-name="P8"/>
      <text:p text:style-name="P8"><text:s text:c="8"/>if (t1 == null || t2 == null) {</text:p>
      <text:p text:style-name="P8"><text:s text:c="12"/>return false;</text:p>
      <text:p text:style-name="P8"><text:s text:c="8"/>}</text:p>
      <text:p text:style-name="P8"><text:s text:c="3"/></text:p>
      <text:p text:style-name="P8"><text:s text:c="8"/>return (t1.val == t2.val) &amp;&amp; sym(t1.left, t2.right) &amp;&amp; sym(t1.right, t2.left);</text:p>
      <text:p text:style-name="P8"><text:s text:c="4"/>}</text:p>
      <text:p text:style-name="P8">}</text:p>
      <text:p text:style-name="P8"/>
      <text:p text:style-name="P1">Q. 3 Maximum Depth of Binary Tree</text:p>
      <text:p text:style-name="P1"/>
      <text:p text:style-name="P8">class Solution {</text:p>
      <text:p text:style-name="P8"><text:s text:c="4"/>public int maxDepth(TreeNode root) {</text:p>
      <text:p text:style-name="P8"><text:s text:c="6"/></text:p>
      <text:p text:style-name="P8"><text:s text:c="8"/>if (root == null) {</text:p>
      <text:p text:style-name="P8"><text:s text:c="12"/>return 0;</text:p>
      <text:p text:style-name="P8"><text:s text:c="8"/>}</text:p>
      <text:p text:style-name="P8"><text:s text:c="11"/>int ld = maxDepth(root.left);</text:p>
      <text:p text:style-name="P8"><text:s text:c="8"/>int rd = maxDepth(root.right);</text:p>
      <text:p text:style-name="P8"><text:s text:c="8"/></text:p>
      <text:p text:style-name="P8"><text:s text:c="8"/></text:p>
      <text:p text:style-name="P8"><text:s text:c="8"/>return Math.max(ld, rd) + 1;</text:p>
      <text:p text:style-name="P8"><text:s text:c="4"/>}</text:p>
      <text:p text:style-name="P8">}</text:p>
      <text:p text:style-name="P8"/>
      <text:p text:style-name="P3">Q. 4 Validate Binary Search Tree</text:p>
      <text:p text:style-name="P9"/>
      <text:p text:style-name="P9"/>
      <text:p text:style-name="P9">class Solution {</text:p>
      <text:p text:style-name="P9"><text:s text:c="4"/>public boolean isValidBST(TreeNode root) {</text:p>
      <text:p text:style-name="P9"><text:s text:c="8"/>Stack&lt;TreeNode&gt; stack = new Stack&lt;&gt;();</text:p>
      <text:p text:style-name="P9"><text:s text:c="8"/>TreeNode current = root;</text:p>
      <text:p text:style-name="P9"><text:s text:c="8"/>long prev = Long.MIN_VALUE;</text:p>
      <text:p text:style-name="P9"/>
      <text:p text:style-name="P9"><text:s text:c="8"/>while (current != null || !stack.isEmpty()) {</text:p>
      <text:p text:style-name="P9"><text:s text:c="12"/>while (current != null) { </text:p>
      <text:p text:style-name="P9"><text:s text:c="16"/>stack.push(current);</text:p>
      <text:p text:style-name="P9"><text:s text:c="16"/>current = current.left;</text:p>
      <text:p text:style-name="P9"><text:s text:c="12"/>}</text:p>
      <text:p text:style-name="P9"><text:s text:c="12"/>current = stack.pop();</text:p>
      <text:p text:style-name="P9"><text:s text:c="12"/></text:p>
      <text:p text:style-name="P9"><text:s text:c="12"/>if (current.val &lt;= prev) return false; </text:p>
      <text:p text:style-name="P9"><text:s text:c="12"/>prev = current.val;</text:p>
      <text:p text:style-name="P9"><text:s text:c="12"/>current = current.right; </text:p>
      <text:p text:style-name="P9"><text:s text:c="8"/>}</text:p>
      <text:p text:style-name="P9"><text:s text:c="8"/>return true;</text:p>
      <text:p text:style-name="P9"><text:s text:c="4"/>}</text:p>
      <text:p text:style-name="P9">}</text:p>
      <text:p text:style-name="P3"><text:soft-page-break/>Q.5 Kth Smallest Element in a BST</text:p>
      <text:p text:style-name="P3"/>
      <text:p text:style-name="P9">class Solution {</text:p>
      <text:p text:style-name="P9"><text:s text:c="4"/>private int count = 0;</text:p>
      <text:p text:style-name="P9"><text:s text:c="4"/>private int result = 0;</text:p>
      <text:p text:style-name="P9"/>
      <text:p text:style-name="P9"><text:s text:c="4"/>public int kthSmallest(TreeNode root, int k) {</text:p>
      <text:p text:style-name="P9"><text:s text:c="8"/>inorder(root, k);</text:p>
      <text:p text:style-name="P9"><text:s text:c="8"/>return result;</text:p>
      <text:p text:style-name="P9"><text:s text:c="4"/>}</text:p>
      <text:p text:style-name="P9"/>
      <text:p text:style-name="P9"><text:s text:c="4"/>private void inorder(TreeNode node, int k) {</text:p>
      <text:p text:style-name="P9"><text:s text:c="8"/>if (node == null) return;</text:p>
      <text:p text:style-name="P9"/>
      <text:p text:style-name="P9"><text:s text:c="8"/>inorder(node.left, k); </text:p>
      <text:p text:style-name="P9"/>
      <text:p text:style-name="P9"><text:s text:c="8"/>count++;</text:p>
      <text:p text:style-name="P9"><text:s text:c="8"/>if (count == k) { <text:s/></text:p>
      <text:p text:style-name="P9"><text:s text:c="12"/>result = node.val;</text:p>
      <text:p text:style-name="P9"><text:s text:c="12"/>return;</text:p>
      <text:p text:style-name="P9"><text:s text:c="8"/>}</text:p>
      <text:p text:style-name="P9"/>
      <text:p text:style-name="P9"><text:s text:c="8"/>inorder(node.right, k); </text:p>
      <text:p text:style-name="P9"><text:s text:c="4"/>}</text:p>
      <text:p text:style-name="P9">}</text:p>
      <text:p text:style-name="P9"/>
      <text:p text:style-name="P4">Q.6 Binary Tree Level Order Traversal</text:p>
      <text:p text:style-name="P9"/>
      <text:p text:style-name="P9">class Solution {</text:p>
      <text:p text:style-name="P9"><text:s text:c="4"/>public List&lt;List&lt;Integer&gt;&gt; levelOrder(TreeNode root) {</text:p>
      <text:p text:style-name="P9"><text:s text:c="8"/>List&lt;List&lt;Integer&gt;&gt; result = new ArrayList&lt;&gt;();</text:p>
      <text:p text:style-name="P9"><text:s text:c="8"/>if (root == null) return result; <text:s/></text:p>
      <text:p text:style-name="P9"/>
      <text:p text:style-name="P9"><text:s text:c="8"/>Queue&lt;TreeNode&gt; queue = new LinkedList&lt;&gt;();</text:p>
      <text:p text:style-name="P9"><text:s text:c="8"/>queue.offer(root); <text:s/></text:p>
      <text:p text:style-name="P9"/>
      <text:p text:style-name="P9"><text:s text:c="8"/>while (!queue.isEmpty()) {</text:p>
      <text:p text:style-name="P9"><text:s text:c="12"/>int levelSize = queue.size();</text:p>
      <text:p text:style-name="P9"><text:s text:c="12"/>List&lt;Integer&gt; level = new ArrayList&lt;&gt;();</text:p>
      <text:p text:style-name="P9"/>
      <text:p text:style-name="P9"><text:s text:c="12"/>for (int i = 0; i &lt; levelSize; i++) {</text:p>
      <text:p text:style-name="P9"><text:s text:c="16"/>TreeNode node = queue.poll(); </text:p>
      <text:p text:style-name="P9"><text:s text:c="16"/>level.add(node.val);</text:p>
      <text:p text:style-name="P9"/>
      <text:p text:style-name="P9"><text:s text:c="16"/>if (node.left != null) queue.offer(node.left); <text:s text:c="2"/></text:p>
      <text:p text:style-name="P9"><text:s text:c="16"/>if (node.right != null) queue.offer(node.right); </text:p>
      <text:p text:style-name="P9"><text:s text:c="12"/>}</text:p>
      <text:p text:style-name="P9"><text:s text:c="12"/>result.add(level); <text:s/></text:p>
      <text:p text:style-name="P9"><text:s text:c="8"/>}</text:p>
      <text:p text:style-name="P9"><text:s text:c="8"/>return result;</text:p>
      <text:p text:style-name="P9"><text:s text:c="4"/>}</text:p>
      <text:p text:style-name="P9">}</text:p>
      <text:p text:style-name="P5"><text:soft-page-break/>Q.7 Binary Tree Level Order Traversal II</text:p>
      <text:p text:style-name="P5"/>
      <text:p text:style-name="P9">class Solution {</text:p>
      <text:p text:style-name="P9"><text:s text:c="4"/>public List&lt;List&lt;Integer&gt;&gt; levelOrderBottom(TreeNode root) {</text:p>
      <text:p text:style-name="P9"><text:s text:c="8"/>List&lt;List&lt;Integer&gt;&gt; result = new LinkedList&lt;&gt;();</text:p>
      <text:p text:style-name="P9"><text:s text:c="8"/>if (root == null) return result; <text:s/></text:p>
      <text:p text:style-name="P9"/>
      <text:p text:style-name="P9"><text:s text:c="8"/>Queue&lt;TreeNode&gt; queue = new LinkedList&lt;&gt;();</text:p>
      <text:p text:style-name="P9"><text:s text:c="8"/>queue.offer(root);</text:p>
      <text:p text:style-name="P9"/>
      <text:p text:style-name="P9"><text:s text:c="8"/>while (!queue.isEmpty()) {</text:p>
      <text:p text:style-name="P9"><text:s text:c="12"/>int levelSize = queue.size();</text:p>
      <text:p text:style-name="P9"><text:s text:c="12"/>List&lt;Integer&gt; level = new ArrayList&lt;&gt;();</text:p>
      <text:p text:style-name="P9"/>
      <text:p text:style-name="P9"><text:s text:c="12"/>for (int i = 0; i &lt; levelSize; i++) {</text:p>
      <text:p text:style-name="P9"><text:s text:c="16"/>TreeNode node = queue.poll();</text:p>
      <text:p text:style-name="P9"><text:s text:c="16"/>level.add(node.val);</text:p>
      <text:p text:style-name="P9"/>
      <text:p text:style-name="P9"><text:s text:c="16"/>if (node.left != null) queue.offer(node.left);</text:p>
      <text:p text:style-name="P9"><text:s text:c="16"/>if (node.right != null) queue.offer(node.right);</text:p>
      <text:p text:style-name="P9"><text:s text:c="12"/>}</text:p>
      <text:p text:style-name="P9"/>
      <text:p text:style-name="P9"><text:s text:c="12"/>result.addFirst(level); </text:p>
      <text:p text:style-name="P9"><text:s text:c="8"/>}</text:p>
      <text:p text:style-name="P9"/>
      <text:p text:style-name="P9"><text:s text:c="8"/>return result;</text:p>
      <text:p text:style-name="P9"><text:s text:c="4"/>}</text:p>
      <text:p text:style-name="P9">}</text:p>
      <text:p text:style-name="P9"/>
      <text:p text:style-name="P5">Q.8 Binary Tree Zigzag Level Order Traversal</text:p>
      <text:p text:style-name="P5"/>
      <text:p text:style-name="P10">class Solution {</text:p>
      <text:p text:style-name="P10"><text:s text:c="4"/>public List&lt;List&lt;Integer&gt;&gt; zigzagLevelOrder(TreeNode root) {</text:p>
      <text:p text:style-name="P10"><text:s text:c="8"/>List&lt;List&lt;Integer&gt;&gt; result = new ArrayList&lt;&gt;();</text:p>
      <text:p text:style-name="P10"><text:s text:c="8"/>if (root == null) return result;</text:p>
      <text:p text:style-name="P10"/>
      <text:p text:style-name="P10"><text:s text:c="8"/>Queue&lt;TreeNode&gt; queue = new LinkedList&lt;&gt;();</text:p>
      <text:p text:style-name="P10"><text:s text:c="8"/>queue.add(root);</text:p>
      <text:p text:style-name="P10"><text:s text:c="8"/>boolean leftToRight = true;</text:p>
      <text:p text:style-name="P10"/>
      <text:p text:style-name="P10"><text:s text:c="8"/>while (!queue.isEmpty()) {</text:p>
      <text:p text:style-name="P10"><text:s text:c="12"/>int levelSize = queue.size();</text:p>
      <text:p text:style-name="P10"><text:s text:c="12"/>List&lt;Integer&gt; level = new ArrayList&lt;&gt;();</text:p>
      <text:p text:style-name="P10"/>
      <text:p text:style-name="P10"><text:s text:c="12"/>for (int i = 0; i &lt; levelSize; i++) {</text:p>
      <text:p text:style-name="P10"><text:s text:c="16"/>TreeNode node = queue.poll();</text:p>
      <text:p text:style-name="P10"><text:s text:c="16"/></text:p>
      <text:p text:style-name="P10"><text:s text:c="16"/>if (leftToRight) {</text:p>
      <text:p text:style-name="P10"><text:s text:c="20"/>level.add(node.val);</text:p>
      <text:p text:style-name="P10"><text:s text:c="16"/>} else {</text:p>
      <text:p text:style-name="P10"><text:s text:c="20"/>level.add(0, node.val); </text:p>
      <text:p text:style-name="P10"><text:s text:c="16"/>}</text:p>
      <text:p text:style-name="P10"><text:soft-page-break/></text:p>
      <text:p text:style-name="P10"><text:s text:c="16"/>if (node.left != null) queue.add(node.left);</text:p>
      <text:p text:style-name="P10"><text:s text:c="16"/>if (node.right != null) queue.add(node.right);</text:p>
      <text:p text:style-name="P10"><text:s text:c="12"/>}</text:p>
      <text:p text:style-name="P10"/>
      <text:p text:style-name="P10"><text:s text:c="12"/>result.add(level);</text:p>
      <text:p text:style-name="P10"><text:s text:c="12"/>leftToRight = !leftToRight;</text:p>
      <text:p text:style-name="P10"><text:s text:c="8"/>}</text:p>
      <text:p text:style-name="P10"/>
      <text:p text:style-name="P10"><text:s text:c="8"/>return result;</text:p>
      <text:p text:style-name="P10"><text:s text:c="4"/>}</text:p>
      <text:p text:style-name="P10">}</text:p>
      <text:p text:style-name="P10"/>
      <text:p text:style-name="P6">Q.9 Binary Tree Right Side View</text:p>
      <text:p text:style-name="P13"/>
      <text:p text:style-name="P10">class Solution {</text:p>
      <text:p text:style-name="P10"><text:s text:c="4"/>public List&lt;Integer&gt; rightSideView(TreeNode root) {</text:p>
      <text:p text:style-name="P10"><text:s text:c="8"/>List&lt;Integer&gt; result = new ArrayList&lt;&gt;();</text:p>
      <text:p text:style-name="P10"><text:s text:c="8"/>if (root == null) return result; </text:p>
      <text:p text:style-name="P10"/>
      <text:p text:style-name="P10"><text:s text:c="8"/>Queue&lt;TreeNode&gt; queue = new LinkedList&lt;&gt;();</text:p>
      <text:p text:style-name="P10"><text:s text:c="8"/>queue.offer(root);</text:p>
      <text:p text:style-name="P10"/>
      <text:p text:style-name="P10"><text:s text:c="8"/>while (!queue.isEmpty()) {</text:p>
      <text:p text:style-name="P10"><text:s text:c="12"/>int levelSize = queue.size();</text:p>
      <text:p text:style-name="P10"><text:s text:c="12"/>int rightMostValue = 0; </text:p>
      <text:p text:style-name="P10"/>
      <text:p text:style-name="P10"><text:s text:c="12"/>for (int i = 0; i &lt; levelSize; i++) {</text:p>
      <text:p text:style-name="P10"><text:s text:c="16"/>TreeNode node = queue.poll();</text:p>
      <text:p text:style-name="P10"><text:s text:c="16"/>rightMostValue = node.val; </text:p>
      <text:p text:style-name="P10"/>
      <text:p text:style-name="P10"><text:s text:c="16"/>if (node.left != null) queue.offer(node.left);</text:p>
      <text:p text:style-name="P10"><text:s text:c="16"/>if (node.right != null) queue.offer(node.right);</text:p>
      <text:p text:style-name="P10"><text:s text:c="12"/>}</text:p>
      <text:p text:style-name="P10"/>
      <text:p text:style-name="P10"><text:s text:c="12"/>result.add(rightMostValue); <text:s/></text:p>
      <text:p text:style-name="P10"><text:s text:c="8"/>}</text:p>
      <text:p text:style-name="P10"/>
      <text:p text:style-name="P10"><text:s text:c="8"/>return result;</text:p>
      <text:p text:style-name="P10"><text:s text:c="4"/>}</text:p>
      <text:p text:style-name="P10">}</text:p>
      <text:p text:style-name="P10"/>
      <text:p text:style-name="P6">Q.10 Construct Binary Tree from Inorder and Postorder Traversal</text:p>
      <text:p text:style-name="P11"/>
      <text:p text:style-name="P11">class Solution {</text:p>
      <text:p text:style-name="P11"><text:s text:c="4"/>private Map&lt;Integer, Integer&gt; inorderIndexMap;</text:p>
      <text:p text:style-name="P11"><text:s text:c="4"/>private int postIndex;</text:p>
      <text:p text:style-name="P11"/>
      <text:p text:style-name="P11"><text:s text:c="4"/>public TreeNode buildTree(int[] inorder, int[] postorder) {</text:p>
      <text:p text:style-name="P11"><text:s text:c="8"/>if (inorder == null || postorder == null || inorder.length != postorder.length) return null;</text:p>
      <text:p text:style-name="P11"/>
      <text:p text:style-name="P11"><text:s text:c="8"/>inorderIndexMap = new HashMap&lt;&gt;();</text:p>
      <text:p text:style-name="P11"><text:soft-page-break/><text:s text:c="8"/>postIndex = postorder.length - 1; </text:p>
      <text:p text:style-name="P11"/>
      <text:p text:style-name="P11"><text:s text:c="7"/></text:p>
      <text:p text:style-name="P11"><text:s text:c="8"/>for (int i = 0; i &lt; inorder.length; i++) {</text:p>
      <text:p text:style-name="P11"><text:s text:c="12"/>inorderIndexMap.put(inorder[i], i);</text:p>
      <text:p text:style-name="P11"><text:s text:c="8"/>}</text:p>
      <text:p text:style-name="P11"/>
      <text:p text:style-name="P11"><text:s text:c="8"/>return buildTreeHelper(inorder, postorder, 0, inorder.length - 1);</text:p>
      <text:p text:style-name="P11"><text:s text:c="4"/>}</text:p>
      <text:p text:style-name="P11"/>
      <text:p text:style-name="P11"><text:s text:c="4"/>private TreeNode buildTreeHelper(int[] inorder, int[] postorder, int inLeft, int inRight) {</text:p>
      <text:p text:style-name="P11"><text:s text:c="8"/>if (inLeft &gt; inRight) return null; </text:p>
      <text:p text:style-name="P11"/>
      <text:p text:style-name="P11"><text:s text:c="6"/></text:p>
      <text:p text:style-name="P11"><text:s text:c="8"/>int rootValue = postorder[postIndex--];</text:p>
      <text:p text:style-name="P11"><text:s text:c="8"/>TreeNode root = new TreeNode(rootValue);</text:p>
      <text:p text:style-name="P11"><text:s text:c="8"/>int inIndex = inorderIndexMap.get(rootValue);</text:p>
      <text:p text:style-name="P11"><text:s text:c="8"/>root.right = buildTreeHelper(inorder, postorder, inIndex + 1, inRight);</text:p>
      <text:p text:style-name="P11"><text:s text:c="8"/>root.left = buildTreeHelper(inorder, postorder, inLeft, inIndex - 1);</text:p>
      <text:p text:style-name="P11"/>
      <text:p text:style-name="P11"><text:s text:c="8"/>return root;</text:p>
      <text:p text:style-name="P11"><text:s text:c="4"/>}</text:p>
      <text:p text:style-name="P11">}</text:p>
      <text:p text:style-name="P11"/>
      <text:p text:style-name="P6">Q.11 Find Bottom Left Tree Value</text:p>
      <text:p text:style-name="P11"/>
      <text:p text:style-name="P11">class Solution {</text:p>
      <text:p text:style-name="P11"><text:s text:c="4"/>public int findBottomLeftValue(TreeNode root) {</text:p>
      <text:p text:style-name="P11"><text:s text:c="8"/>Queue&lt;TreeNode&gt; queue = new LinkedList&lt;&gt;();</text:p>
      <text:p text:style-name="P11"><text:s text:c="8"/>queue.offer(root);</text:p>
      <text:p text:style-name="P11"><text:s text:c="8"/>int bottomLeftValue = root.val;</text:p>
      <text:p text:style-name="P11"/>
      <text:p text:style-name="P11"><text:s text:c="8"/>while (!queue.isEmpty()) {</text:p>
      <text:p text:style-name="P11"><text:s text:c="12"/>TreeNode node = queue.poll();</text:p>
      <text:p text:style-name="P11"><text:s text:c="12"/>bottomLeftValue = node.val; // Update latest leftmost value</text:p>
      <text:p text:style-name="P11"/>
      <text:p text:style-name="P11"><text:s text:c="12"/>if (node.right != null) queue.offer(node.right); <text:s/>// Right is enqueued first</text:p>
      <text:p text:style-name="P11"><text:s text:c="12"/>if (node.left != null) queue.offer(node.left); <text:s text:c="3"/>// Left is enqueued last</text:p>
      <text:p text:style-name="P11"><text:s text:c="8"/>}</text:p>
      <text:p text:style-name="P11"/>
      <text:p text:style-name="P11"><text:s text:c="8"/>return bottomLeftValue;</text:p>
      <text:p text:style-name="P11"><text:s text:c="4"/>}</text:p>
      <text:p text:style-name="P11">}</text:p>
      <text:p text:style-name="P11"/>
      <text:p text:style-name="P6">Q.12 Binary Tree Maximum Path Sum</text:p>
      <text:p text:style-name="P11"/>
      <text:p text:style-name="P11">class Solution {</text:p>
      <text:p text:style-name="P11"><text:s text:c="4"/>private int maxSum = Integer.MIN_VALUE; <text:s/></text:p>
      <text:p text:style-name="P11"/>
      <text:p text:style-name="P11"><text:s text:c="4"/>public int maxPathSum(TreeNode root) {</text:p>
      <text:p text:style-name="P11"><text:s text:c="8"/>dfs(root);</text:p>
      <text:p text:style-name="P11"><text:s text:c="8"/>return maxSum;</text:p>
      <text:p text:style-name="P11"><text:soft-page-break/><text:s text:c="4"/>}</text:p>
      <text:p text:style-name="P11"/>
      <text:p text:style-name="P11"><text:s text:c="4"/>private int dfs(TreeNode node) {</text:p>
      <text:p text:style-name="P11"><text:s text:c="8"/>if (node == null) return 0; <text:s/></text:p>
      <text:p text:style-name="P11"><text:s text:c="8"/>int left = Math.max(0, dfs(node.left));</text:p>
      <text:p text:style-name="P11"><text:s text:c="8"/>int right = Math.max(0, dfs(node.right));</text:p>
      <text:p text:style-name="P11"><text:s text:c="8"/>int localMax = node.val + left + right;</text:p>
      <text:p text:style-name="P11"><text:s text:c="8"/>maxSum = Math.max(maxSum, localMax);</text:p>
      <text:p text:style-name="P11"><text:s text:c="8"/>return node.val + Math.max(left, right);</text:p>
      <text:p text:style-name="P11"><text:s text:c="4"/>}</text:p>
      <text:p text:style-name="P11">}</text:p>
      <text:p text:style-name="P12"/>
      <text:p text:style-name="P6">Q.13 Vertical Order Traversal of a Binary Tree</text:p>
      <text:p text:style-name="P11"/>
      <text:p text:style-name="P11"/>
      <text:p text:style-name="P11">class Solution {</text:p>
      <text:p text:style-name="P11"><text:s text:c="4"/>public List&lt;List&lt;Integer&gt;&gt; verticalTraversal(TreeNode root) {</text:p>
      <text:p text:style-name="P11"><text:s text:c="8"/></text:p>
      <text:p text:style-name="P11"><text:s text:c="8"/>TreeMap&lt;Integer, List&lt;int[]&gt;&gt; columnMap = new TreeMap&lt;&gt;();</text:p>
      <text:p text:style-name="P11"><text:s text:c="8"/>Queue&lt;Tuple&gt; queue = new LinkedList&lt;&gt;();</text:p>
      <text:p text:style-name="P11"><text:s text:c="8"/>queue.offer(new Tuple(root, 0, 0)); </text:p>
      <text:p text:style-name="P11"><text:s text:c="4"/>while (!queue.isEmpty()) {</text:p>
      <text:p text:style-name="P11"><text:s text:c="12"/>Tuple t = queue.poll();</text:p>
      <text:p text:style-name="P11"><text:s text:c="12"/>TreeNode node = t.node;</text:p>
      <text:p text:style-name="P11"><text:s text:c="12"/>int col = t.col, row = t.row;</text:p>
      <text:p text:style-name="P11"/>
      <text:p text:style-name="P11"><text:s text:c="12"/>columnMap.putIfAbsent(col, new ArrayList&lt;&gt;());</text:p>
      <text:p text:style-name="P11"><text:s text:c="12"/>columnMap.get(col).add(new int[]{row, node.val});</text:p>
      <text:p text:style-name="P11"/>
      <text:p text:style-name="P11"><text:s text:c="12"/>if (node.left != null) queue.offer(new Tuple(node.left, col - 1, row + 1));</text:p>
      <text:p text:style-name="P11"><text:s text:c="12"/>if (node.right != null) queue.offer(new Tuple(node.right, col + 1, row + 1));</text:p>
      <text:p text:style-name="P11"><text:s text:c="8"/>}</text:p>
      <text:p text:style-name="P11"><text:s text:c="8"/>List&lt;List&lt;Integer&gt;&gt; result = new ArrayList&lt;&gt;();</text:p>
      <text:p text:style-name="P11"><text:s text:c="8"/>for (List&lt;int[]&gt; nodeList : columnMap.values()) {</text:p>
      <text:p text:style-name="P11"><text:s text:c="12"/>nodeList.sort((a, b) -&gt; a[0] == b[0] ? a[1] - b[1] : a[0] - b[0]); </text:p>
      <text:p text:style-name="P11"><text:s text:c="12"/>List&lt;Integer&gt; sortedValues = new ArrayList&lt;&gt;();</text:p>
      <text:p text:style-name="P11"><text:s text:c="12"/>for (int[] pair : nodeList) sortedValues.add(pair[1]);</text:p>
      <text:p text:style-name="P11"><text:s text:c="12"/>result.add(sortedValues);</text:p>
      <text:p text:style-name="P11"><text:s text:c="8"/>}</text:p>
      <text:p text:style-name="P11"><text:s text:c="8"/>return result;</text:p>
      <text:p text:style-name="P11"><text:s text:c="4"/>}</text:p>
      <text:p text:style-name="P11"><text:s text:c="4"/>private static class Tuple {</text:p>
      <text:p text:style-name="P11"><text:s text:c="8"/>TreeNode node;</text:p>
      <text:p text:style-name="P11"><text:s text:c="8"/>int col, row;</text:p>
      <text:p text:style-name="P11"><text:s text:c="8"/>Tuple(TreeNode node, int col, int row) {</text:p>
      <text:p text:style-name="P11"><text:s text:c="12"/>this.node = node;</text:p>
      <text:p text:style-name="P11"><text:s text:c="12"/>this.col = col;</text:p>
      <text:p text:style-name="P11"><text:s text:c="12"/>this.row = row;</text:p>
      <text:p text:style-name="P11"><text:s text:c="8"/>}</text:p>
      <text:p text:style-name="P11"><text:s text:c="4"/>}</text:p>
      <text:p text:style-name="P11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1:31:36.729674004</meta:creation-date>
    <dc:date>2025-02-14T12:35:03.000658965</dc:date>
    <meta:editing-duration>PT7M59S</meta:editing-duration>
    <meta:editing-cycles>1</meta:editing-cycles>
    <meta:document-statistic meta:table-count="0" meta:image-count="0" meta:object-count="0" meta:page-count="7" meta:paragraph-count="286" meta:word-count="1056" meta:character-count="9785" meta:non-whitespace-character-count="6474"/>
    <meta:generator>LibreOffice/24.2.7.2$Linux_X86_64 LibreOffice_project/420$Build-2</meta:generator>
  </office:meta>
</office:document-meta>
</file>